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paragraph-properties fo:line-height="115%" fo:text-align="center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h.kvztrqnf4tj8"/>Tytuł felietonu</text:p>
      <text:p text:style-name="P1"><text:bookmark text:name="h.yckzdtl39njy"/>i jego podtytuł</text:p>
      <text:p text:style-name="P2"/>
      <text:p text:style-name="P2">… tworzą razem coś, co ma zaciekawić szanownego czytelnika do poświęcenia swojego czasu i przeczytania tego artykułu. Teoretycznie i praktycznie rzecz to niełatwa, bowiem w każdej głowie co innego siedzi. Te same bodźce wywołują inną reakcję u różnych ludzi. Przykładowo – poczujemy z kumplem zapach ryby, ten charakterystyczny zapach nie dający się pomylić z niczym innym. On stwierdzi, że jest to zapach niebiański, ponieważ on żarłby łuskowatych minionów Posejdona 24/7, kiedy ja osobiście szukałbym jakiegokolwiek przeciągu, żeby pozbyć się tej woni zdechłego oceanu z moich szlachetnych nozdrzy. </text:p>
      <text:p text:style-name="P2"/>
      <text:p text:style-name="P2">Forma felietonu jest czymś, co go charakteryzuje, zaś zasada pisania jest jedna – brak zasad*. Tak, tam na końcu jest gwiazdka. Nim jednak przejdę do niej, jeszcze trochę o formie. Ma rację ten, który mówi, że jest o wszystkim – o wojnie w Afganistanie, o kotlecikach wieprzowych, o Kościele Katolickim czy o pryszczach na czole. O wszystkim. Co do formy zaś, uczono mnie, że felieton ma mimo wszystko mieć sens, dobrą puentę, która zostawi czytelnika z tezą, którą będzie obalał lub potwierdzał. Czyli nawet jeśli zacznę pisać o nieopodatkowanych paróweczkach za 30 groszy, to pod koniec z tego wszystkiego muszę wyłuskać jakąś sentencję, która wbije się niczym dziób Titanica w dno Atlantyku. I to była ta gwiazdka z końca felietonu.</text:p>
      <text:p text:style-name="P2"/>
      <text:p text:style-name="P2">Po co zaś ten felieton pisać? Znaczy wiecie, mogę sobie wyrabiać jakąś normę w czasopiśmie czy ogólnie liczyć, że przy tym będę miał kilotony fejmu w zanadrzu. Można. Ale czy powinno się? Czemu nie. Zazwyczaj jednak felieton istnieje w gazecie z jakiegoś powodu. Czytując „Angorę”, mamy na przykład co najmniej cztery publikacje, w których to redaktorzy wyzwierzęcają się nad jakimś tematem, który ich boli, wnerwia i kłuje jak cierń w rzyci. Czasem też coś chwalą, ale to raczej przy okazji mieszania kogoś lub czegoś innnego z błotem. Mimo wszystko nie są one tam tylko po to, by zajmowały miejsce i zapewniały stałą ilość stron „Angorze”, o nie. Jak już wcześniej powiedziałem, felieton na swoim końcu ma tezę, morał i/lub sentencję, która ma za zadanie rozruszać mózgownicę czytelnika do wyrobienia własnego zdania. I to właściwie świadczy o tym, że mimo wszystko felieton jest narzędziem do uświadamiania ludzi, edukacji, może być też zaczątkiem dyskusji. Po to on jest – dla ludzi.</text:p>
      <text:p text:style-name="P2"/>
      <text:p text:style-name="P2">Cóż. Niby publikacja taka sobie, czasem niedoceniana, czasem ignorowana. Z drugiej jednak strony fajnie by było, jakby ktoś czasem poczytał felietony. Ot, dla sieb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title/>
    <meta:initial-creator/>
    <meta:editing-cycles>2</meta:editing-cycles>
    <dc:date>2015-07-18T02:30:03.961000000</dc:date>
    <meta:editing-duration>PT5H27M1S</meta:editing-duration>
    <meta:document-statistic meta:table-count="0" meta:image-count="0" meta:object-count="0" meta:page-count="1" meta:paragraph-count="6" meta:word-count="391" meta:character-count="2519" meta:non-whitespace-character-count="2129"/>
  </office:meta>
</office:document-meta>
</file>